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A000000384E87C8F35E96EC2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6.824cm" table:align="margins"/>
    </style:style>
    <style:style style:name="Table2.A" style:family="table-column">
      <style:table-column-properties style:column-width="2.805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Bitstream Vera Serif" fo:font-size="18pt" style:font-size-asian="18pt" style:font-size-complex="18pt"/>
    </style:style>
    <style:style style:name="P2" style:family="paragraph" style:parent-style-name="Table_20_Contents">
      <style:paragraph-properties fo:text-align="justify" style:justify-single-word="false"/>
      <style:text-properties style:font-name="Noto Sans CJK KR" fo:font-size="15pt" style:font-size-asian="15pt" style:font-size-complex="15pt"/>
    </style:style>
    <style:style style:name="P3" style:family="paragraph" style:parent-style-name="Table_20_Contents">
      <style:paragraph-properties fo:text-align="justify" style:justify-single-word="false"/>
      <style:text-properties style:font-name="Noto Sans CJK KR" fo:font-size="15pt" officeooo:rsid="0009ab18" officeooo:paragraph-rsid="0009ab18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Bitstream Vera Serif" fo:font-size="18pt" fo:font-weight="bold" officeooo:rsid="0005dfcd" officeooo:paragraph-rsid="0005dfc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.3cm" fo:margin-right="0.101cm" fo:text-align="justify" style:justify-single-word="false" fo:text-indent="0.3cm" style:auto-text-indent="false"/>
      <style:text-properties style:font-name="Noto Sans CJK KR" fo:font-size="15pt" fo:font-style="italic" officeooo:rsid="0004331e" officeooo:paragraph-rsid="0004331e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margin-left="0.3cm" fo:margin-right="0.101cm" fo:text-align="justify" style:justify-single-word="false" fo:text-indent="0.3cm" style:auto-text-indent="false"/>
      <style:text-properties style:font-name="Noto Sans CJK KR" fo:font-size="15pt" officeooo:rsid="0004331e" officeooo:paragraph-rsid="0004331e" style:font-size-asian="15pt" style:font-size-complex="15pt"/>
    </style:style>
    <style:style style:name="P7" style:family="paragraph" style:parent-style-name="Standard">
      <style:paragraph-properties fo:margin-left="0.3cm" fo:margin-right="0.101cm" fo:text-align="justify" style:justify-single-word="false" fo:text-indent="0.3cm" style:auto-text-indent="false"/>
      <style:text-properties style:font-name="Noto Sans CJK KR" fo:font-size="15pt" officeooo:rsid="0009ab18" officeooo:paragraph-rsid="0009ab18" style:font-size-asian="15pt" style:font-size-complex="15pt"/>
    </style:style>
    <style:style style:name="P8" style:family="paragraph" style:parent-style-name="Footer">
      <style:text-properties officeooo:rsid="00062a42" officeooo:paragraph-rsid="00062a42"/>
    </style:style>
    <style:style style:name="P9" style:family="paragraph" style:parent-style-name="Header">
      <style:paragraph-properties>
        <style:tab-stops>
          <style:tab-stop style:position="8.5cm" style:type="center"/>
          <style:tab-stop style:position="16.113cm"/>
          <style:tab-stop style:position="17cm" style:type="right"/>
        </style:tab-stops>
      </style:paragraph-properties>
      <style:text-properties fo:font-size="12pt" fo:font-weight="bold" officeooo:rsid="00062a42" officeooo:paragraph-rsid="00062a42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taverse</text:p>
      <text:p text:style-name="P4"/>
      <text:p text:style-name="P5">REMAINING THE FUTURE</text:p>
      <text:p text:style-name="P6">What exactly is the Metaverse?</text:p>
      <text:p text:style-name="P6">The <text:span text:style-name="T2">metaverse is a fusion of digital erperiences that will enable real time , globally connected</text:span></text:p>
      <text:p text:style-name="P7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">11</text:p>
          </table:table-cell>
          <table:table-cell table:style-name="Table2.A1" office:value-type="string">
            <text:p text:style-name="P3">2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F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3">22</text:p>
          </table:table-cell>
          <table:table-cell table:style-name="Table2.A2" office:value-type="string">
            <text:p text:style-name="P3">44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</table:table>
      <text:p text:style-name="P6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113cm"/>
          <style:tab-stop style:position="17cm" style:type="right"/>
        </style:tab-stops>
      </style:paragraph-properties>
      <style:text-properties fo:font-size="12pt" fo:font-weight="bold" officeooo:rsid="00062a42" officeooo:paragraph-rsid="00062a42" style:font-size-asian="12pt" style:font-weight-asian="bold" style:font-size-complex="12pt" style:font-weight-complex="bold"/>
    </style:style>
    <style:style style:name="MP2" style:family="paragraph" style:parent-style-name="Footer">
      <style:text-properties officeooo:rsid="00062a42" officeooo:paragraph-rsid="00062a4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ef413d" style:border-line-width="0.018cm 0.004cm 0.018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.321cm" svg:y="5.92cm" svg:width="13.541cm" svg:height="8.463cm" draw:z-index="1"><draw:image xlink:href="Pictures/10000201000005A000000384E87C8F35E96EC296.png" xlink:type="simple" xlink:show="embed" xlink:actuate="onLoad" loext:mime-type="image/png"/></draw:frame>Ilahia college of engineering and technology</text:p>
      </style:header>
      <style:footer>
        <text:p text:style-name="MP2">Departement of M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14:05:11.567299553</meta:creation-date>
    <dc:date>2022-10-13T14:56:06.842926736</dc:date>
    <meta:editing-duration>PT10M14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2" meta:paragraph-count="10" meta:word-count="38" meta:character-count="225" meta:non-whitespace-character-count="197"/>
  </office:meta>
</office:document-meta>
</file>